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3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2" style:font-name-complex="Times New Roman2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language="ru" fo:country="RU" style:font-name-asian="Times New Roman3" style:font-name-complex="Times New Roman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60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ФЗН (формирование зоны нечувствительности)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2">C</text:span><text:span text:style-name="T4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1.769cm" draw:z-index="1"><draw:image xlink:href="../images/3060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1">Блок реализует алгоритм линейного звена с коэффициентом усиления равным 1 и</text:span><text:span text:style-name="T3"> </text:span><text:span text:style-name="T1">зоной нечувствительности, задаваемой в параметрах блока.</text:span></text:p>
            <text:p text:style-name="P4"><text:span text:style-name="T5">Блок представляет собой субмодель. Для того чтобы посмотреть структуру алгоритма – нажмите правой кнопкой «Действия» </text:span><text:span text:style-name="T6">→</text:span><text:span text:style-name="T5"> «Войти в субмодель»:</text:span></text:p>
            <text:p text:style-name="P5"><draw:frame draw:style-name="fr1" draw:name="Графический объект3" text:anchor-type="as-char" svg:width="12.831cm" svg:height="2.671cm" draw:z-index="2"><draw:image xlink:href="../images/3060_submodel.png" xlink:type="simple" xlink:show="embed" xlink:actuate="onLoad"/></draw:frame></text:p>
            <text:p text:style-name="P4"><text:span text:style-name="T8">Свойства</text:span>:</text:p>
            <text:list xml:id="list2842901572151443909" text:style-name="L1">
              <text:list-item>
                <text:p text:style-name="P7">Зона нечувствительности — абсолютная величина верхней и нижней границы переключения для блока «Релейное с зоной нечувствительности».</text:p>
              </text:list-item>
              <text:list-item>
                <text:p text:style-name="P7">Зона возврата — величина зоны возврата для верхней и нижней границ переключения.</text:p>
              </text:list-item>
            </text:list>
            <text:p text:style-name="P4"><text:span text:style-name="T7">Входные сигналы</text:span>:</text:p>
            <text:list xml:id="list2964879597981912404" text:style-name="L2">
              <text:list-item>
                <text:p text:style-name="P8">Вход — входной сигнал блока.</text:p>
              </text:list-item>
            </text:list>
            <text:p text:style-name="P4"><text:span text:style-name="T7">Выходной сигнал</text:span>:</text:p>
            <text:list xml:id="list1705210784691532314" text:style-name="L3">
              <text:list-item>
                <text:p text:style-name="P9">Выход — равен входному сигналу, если он выходит за пределы зоны нечувствительности (с учетом зоны возврата). Равен 0, если входной сигнал лежит в пределах зоны нечувствительност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ЗН (формирование зоны нечувствительности)</dc:title>
    <dc:date>2014-12-09T14:22:29.25</dc:date>
    <meta:generator>OpenOffice/4.1.1$Win32 OpenOffice.org_project/411m6$Build-9775</meta:generator>
    <meta:editing-duration>PT3H25M18S</meta:editing-duration>
    <meta:editing-cycles>74</meta:editing-cycles>
    <meta:document-statistic meta:table-count="1" meta:image-count="3" meta:object-count="0" meta:page-count="1" meta:paragraph-count="16" meta:word-count="117" meta:character-count="818"/>
  </office:meta>
</office:document-meta>
</file>